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1003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table:number-columns-repeated="1000"/>
        </table:table-row>
        <table:table-row table:style-name="ro4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1003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1003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1003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1003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100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1000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100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100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100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100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100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100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100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09:41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9T11:07:37</dc:date>
    <meta:editing-duration>PT12H47M53S</meta:editing-duration>
    <meta:editing-cycles>106</meta:editing-cycles>
    <meta:generator>LibreOffice/4.0.4.2$Linux_x86 LibreOffice_project/400m0$Build-2</meta:generator>
    <meta:document-statistic meta:table-count="1" meta:cell-count="161" meta:object-count="0"/>
  </office:meta>
</office:document-meta>
</file>